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Heading">
      <style:text-properties fo:font-weight="bold" officeooo:rsid="00118da1" officeooo:paragraph-rsid="00118da1" style:font-weight-asian="bold" style:font-weight-complex="bold"/>
    </style:style>
    <style:style style:name="P2" style:family="paragraph" style:parent-style-name="Heading_20_3">
      <style:text-properties fo:font-weight="bold" officeooo:rsid="00118da1" officeooo:paragraph-rsid="00118da1" style:font-weight-asian="bold" style:font-weight-complex="bold"/>
    </style:style>
    <style:style style:name="P3" style:family="paragraph" style:parent-style-name="List_20_Contents">
      <style:paragraph-properties fo:margin-top="0in" fo:margin-bottom="0.1965in" loext:contextual-spacing="false"/>
    </style:style>
    <style:style style:name="P4" style:family="paragraph" style:parent-style-name="Standard">
      <style:text-properties officeooo:rsid="00118da1" officeooo:paragraph-rsid="00118da1"/>
    </style:style>
    <style:style style:name="P5" style:family="paragraph" style:parent-style-name="Standard">
      <style:text-properties fo:font-weight="bold" officeooo:rsid="00118da1" officeooo:paragraph-rsid="00118da1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118da1" officeooo:paragraph-rsid="00118da1"/>
    </style:style>
    <style:style style:name="P8" style:family="paragraph" style:parent-style-name="Text_20_body" style:list-style-name="L3">
      <style:text-properties officeooo:rsid="00118da1" officeooo:paragraph-rsid="00118da1"/>
    </style:style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P11" style:family="paragraph" style:parent-style-name="Text_20_body">
      <style:text-properties fo:font-weight="bold" officeooo:rsid="00118da1" officeooo:paragraph-rsid="00118da1" style:font-weight-asian="bold" style:font-weight-complex="bold"/>
    </style:style>
    <style:style style:name="P12" style:family="paragraph" style:parent-style-name="Text_20_body">
      <style:text-properties officeooo:paragraph-rsid="00118da1"/>
    </style:style>
    <style:style style:name="P13" style:family="paragraph" style:parent-style-name="Text_20_body">
      <style:paragraph-properties fo:margin-top="0in" fo:margin-bottom="0in" loext:contextual-spacing="false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4">
      <style:paragraph-properties fo:margin-top="0in" fo:margin-bottom="0in" loext:contextual-spacing="false"/>
    </style:style>
    <style:style style:name="P17" style:family="paragraph" style:parent-style-name="Text_20_body">
      <style:paragraph-properties fo:margin-top="0in" fo:margin-bottom="0.1965in" loext:contextual-spacing="false"/>
    </style:style>
    <style:style style:name="T1" style:family="text">
      <style:text-properties officeooo:rsid="00118da1"/>
    </style:style>
    <style:style style:name="T2" style:family="text">
      <style:text-properties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SA COIFFE :</text:p>
      <text:p text:style-name="P5"/>
      <text:h text:style-name="P2" text:outline-level="3">Isa Coiffe</text:h>
      <text:p text:style-name="P13">coiffeurs à domicile</text:p>
      <text:p text:style-name="P13"><text:a xlink:type="simple" xlink:href="https://www.pagesjaunes.fr/pros/60528585#" text:style-name="Internet_20_link" text:visited-style-name="Visited_20_Internet_20_Link"><text:span text:style-name="T2">Localisation </text:span></text:a><text:a xlink:type="simple" xlink:href="https://www.pagesjaunes.fr/pros/60528585#" text:style-name="Internet_20_link" text:visited-style-name="Visited_20_Internet_20_Link">30 r Alphonse de Lamartine, 21160 MARSANNAY LA CÔTE </text:a></text:p>
      <text:section text:style-name="Sect1" text:name="coord-list-container-1">
        <text:p text:style-name="P13"/>
        <text:section text:style-name="Sect1" text:name="bloc-favori-dl-1">
          <text:p text:style-name="P13"><text:a xlink:type="simple" xlink:href="https://www.pagesjaunes.fr/pros/60528585#" text:style-name="Internet_20_link" text:visited-style-name="Visited_20_Internet_20_Link">Ajouter ce pro aux favoris </text:a></text:p>
        </text:section>
        <text:section text:style-name="Sect1" text:name="coord-liste-numero_1">
          <text:p text:style-name="P13"><text:span text:style-name="T2">Numéro de Mobile</text:span> 06 72 40 07 99 </text:p>
        </text:section>
      </text:section>
      <text:p text:style-name="P5"/>
      <text:p text:style-name="P1"><text:span text:style-name="Strong_20_Emphasis">SIRET</text:span> </text:p>
      <text:p text:style-name="List_20_Contents">41484918200061 </text:p>
      <text:p text:style-name="List_20_Heading"><text:span text:style-name="Strong_20_Emphasis">Code NAF</text:span> </text:p>
      <text:p text:style-name="List_20_Contents">9602A </text:p>
      <text:p text:style-name="P5"/>
      <text:p text:style-name="P1"><text:span text:style-name="Strong_20_Emphasis">SIREN</text:span> </text:p>
      <text:p text:style-name="List_20_Contents">414849182 </text:p>
      <text:p text:style-name="List_20_Heading"><text:span text:style-name="Strong_20_Emphasis">Siège de l'entreprise</text:span> </text:p>
      <text:p text:style-name="List_20_Contents">30 r Alphonse de Lamartine, 21160 Marsannay la Côte </text:p>
      <text:p text:style-name="List_20_Heading"><text:span text:style-name="Strong_20_Emphasis">Création d'entreprise</text:span> </text:p>
      <text:p text:style-name="List_20_Contents">6 janvier 1998 </text:p>
      <text:p text:style-name="List_20_Heading"><text:span text:style-name="Strong_20_Emphasis">Effectif de l'entreprise</text:span> </text:p>
      <text:p text:style-name="List_20_Contents">Effectif inconnu </text:p>
      <text:p text:style-name="List_20_Heading"><text:span text:style-name="Strong_20_Emphasis">Autres dénominations</text:span> </text:p>
      <text:p text:style-name="P3">Isa Coiffe </text:p>
      <text:p text:style-name="P3"/>
      <text:p text:style-name="P17">Isa Coiffe est ouvert : </text:p>
      <text:list xml:id="list2643654170" text:style-name="L4">
        <text:list-item>
          <text:p text:style-name="P16">Le Lundi de 09:00 à 19:30</text:p>
        </text:list-item>
        <text:list-item>
          <text:p text:style-name="P16">Le Mardi de 09:00 à 19:30</text:p>
        </text:list-item>
        <text:list-item>
          <text:p text:style-name="P16">Le Mercredi de 09:00 à 19:30</text:p>
        </text:list-item>
        <text:list-item>
          <text:p text:style-name="P16">Le Jeudi de 09:00 à 19:30</text:p>
        </text:list-item>
        <text:list-item>
          <text:p text:style-name="P16">Le Vendredi de 09:00 à 19:30</text:p>
        </text:list-item>
        <text:list-item>
          <text:p text:style-name="P10">Le Samedi de 09:00 à 13:00</text:p>
        </text:list-item>
      </text:list>
      <text:p text:style-name="P3"/>
      <text:p text:style-name="P5"/>
      <text:p text:style-name="P5"/>
      <text:p text:style-name="P5">Pages Jaunes :</text:p>
      <text:p text:style-name="P5"/>
      <text:p text:style-name="P4">Bien souvent l'épanouissement personnel passe par l'image que l'on a de soi.<text:line-break/>Coiffeuse visagiste passionnée depuis 30 ans ,spécialiste pour les perruques médicales, compléments capillaires, pose d'extensions <text:line-break/>Je vous propose mes prestations de coiffures,<text:line-break/>J'accompagne et conseille les personnes qui ont différentes chute de cheveux partielles ou totales<text:line-break/>suite :<text:line-break/>-à un traitement chimiothérapie<text:line-break/>-à une pelade<text:line-break/><text:soft-page-break/>-à une maladie auto-immune<text:line-break/>-ou toutes autres besoins <text:line-break/>Je viens à vous dans votre lieu de vie et aussi :<text:line-break/>-En milieu hospitaliers <text:line-break/>-Ephad<text:line-break/>-Maison de convalescence.<text:line-break/>Pour un moment de bienêtre</text:p>
      <text:p text:style-name="P4"/>
      <text:p text:style-name="P7">Shampooing - Coupe - Brushing + Couleur à partir de 48 euros </text:p>
      <text:list xml:id="list1730139850" text:style-name="L1">
        <text:list-item>
          <text:p text:style-name="P14">coiffeur pour mariage à domicile à partir de 25 euros </text:p>
        </text:list-item>
        <text:list-item>
          <text:p text:style-name="P14">mèches à partir de 25 euros </text:p>
        </text:list-item>
        <text:list-item>
          <text:p text:style-name="P14">permanente à partir de 30 euros </text:p>
        </text:list-item>
        <text:list-item>
          <text:p text:style-name="P14">pose d'extension à domicile à partir de 250 euros </text:p>
        </text:list-item>
        <text:list-item>
          <text:p text:style-name="P14">coiffeur enfant à domicile </text:p>
        </text:list-item>
        <text:list-item>
          <text:p text:style-name="P14">coiffeur mixte à domicile </text:p>
        </text:list-item>
        <text:list-item>
          <text:p text:style-name="P14">bilan capillaire </text:p>
        </text:list-item>
        <text:list-item>
          <text:p text:style-name="P14">brushing à domicile </text:p>
        </text:list-item>
        <text:list-item>
          <text:p text:style-name="P14">coiffeur pour cheveux bouclés </text:p>
        </text:list-item>
        <text:list-item>
          <text:p text:style-name="P14">coiffeur styliste visagiste </text:p>
        </text:list-item>
        <text:list-item>
          <text:p text:style-name="P14">coiffeur bébé </text:p>
        </text:list-item>
        <text:list-item>
          <text:p text:style-name="P14">coloration sans ammoniaque </text:p>
        </text:list-item>
        <text:list-item>
          <text:p text:style-name="P14">mise en plis </text:p>
        </text:list-item>
        <text:list-item>
          <text:p text:style-name="P14">soin des cheveux </text:p>
        </text:list-item>
        <text:list-item>
          <text:p text:style-name="P14">coiffeur visagiste à domicile </text:p>
        </text:list-item>
        <text:list-item>
          <text:p text:style-name="P14">déplacement en milieu hospitalier </text:p>
        </text:list-item>
        <text:list-item>
          <text:p text:style-name="P14">coloration à domicile à partir de 20 euros </text:p>
        </text:list-item>
        <text:list-item>
          <text:p text:style-name="P6">coiffure femme à domicile </text:p>
        </text:list-item>
      </text:list>
      <text:p text:style-name="P7">Marques :</text:p>
      <text:list xml:id="list2214833387" text:style-name="L3">
        <text:list-item>
          <text:p text:style-name="P8">Alter Ego </text:p>
        </text:list-item>
      </text:list>
      <text:list xml:id="list2290357354" text:style-name="L2">
        <text:list-item>
          <text:p text:style-name="P15">Revlon </text:p>
        </text:list-item>
        <text:list-item>
          <text:p text:style-name="P15">Sweo </text:p>
        </text:list-item>
        <text:list-item>
          <text:p text:style-name="P9">Olaplex </text:p>
        </text:list-item>
      </text:list>
      <text:p text:style-name="P7"/>
      <text:p text:style-name="P11">SMS :</text:p>
      <text:p text:style-name="P12"><text:span text:style-name="T1"><text:s/></text:span>Bien souvent, l'épanouissement personnel passe par l'image qu'on a de soi. Passionnée, ma seule préoccupation est de vous offrir un moment de bien-être, d'écoute, de conseils, de sourires pour un seul résultat : ENFIN vous sentir bien ! <text:line-break/>Isa.<text:line-break/><text:line-break/><text:line-break/>Le bien-être de soi.<text:line-break/><text:line-break/>Isa Coiffe service à domicile et spécialiste perruquière dans l’accompagnement conseil pour les personnes qui ont différentes causes d’alopécies partielles , problèmes de chute de cheveux suite à <text:soft-page-break/>une chimiothérapie, une pelade ,une maladie auto-immune<text:lin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0:06:22.407942537</meta:creation-date>
    <dc:date>2021-04-18T10:15:27.074340967</dc:date>
    <meta:editing-duration>PT9M5S</meta:editing-duration>
    <meta:editing-cycles>1</meta:editing-cycles>
    <meta:document-statistic meta:table-count="0" meta:image-count="0" meta:object-count="0" meta:page-count="3" meta:paragraph-count="55" meta:word-count="406" meta:character-count="2363" meta:non-whitespace-character-count="1990"/>
    <meta:generator>LibreOffice/6.4.6.2$Linux_X86_64 LibreOffice_project/40$Build-2</meta:generator>
  </office:meta>
</office:document-meta>
</file>